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c002" officeooo:paragraph-rsid="0017c002"/>
    </style:style>
    <style:style style:name="P2" style:family="paragraph" style:parent-style-name="Standard">
      <style:text-properties officeooo:paragraph-rsid="0017c002"/>
    </style:style>
    <style:style style:name="P3" style:family="paragraph" style:parent-style-name="Standard">
      <style:text-properties officeooo:paragraph-rsid="0017dd2b"/>
    </style:style>
    <style:style style:name="P4" style:family="paragraph" style:parent-style-name="Standard">
      <style:text-properties officeooo:rsid="0017dd2b" officeooo:paragraph-rsid="0017dd2b"/>
    </style:style>
    <style:style style:name="P5" style:family="paragraph" style:parent-style-name="Standard">
      <style:text-properties fo:background-color="#fff200"/>
    </style:style>
    <style:style style:name="P6" style:family="paragraph" style:parent-style-name="Standard">
      <style:text-properties officeooo:paragraph-rsid="0017c002"/>
    </style:style>
    <style:style style:name="P7" style:family="paragraph" style:parent-style-name="Standard">
      <style:text-properties officeooo:paragraph-rsid="0017dd2b"/>
    </style:style>
    <style:style style:name="P8" style:family="paragraph" style:parent-style-name="Standard">
      <style:text-properties officeooo:paragraph-rsid="001a241d"/>
    </style:style>
    <style:style style:name="P9" style:family="paragraph" style:parent-style-name="Standard">
      <style:text-properties officeooo:rsid="001a241d" officeooo:paragraph-rsid="001a241d"/>
    </style:style>
    <style:style style:name="T1" style:family="text">
      <style:text-properties officeooo:rsid="0017c002"/>
    </style:style>
    <style:style style:name="T2" style:family="text">
      <style:text-properties officeooo:rsid="0017dd2b"/>
    </style:style>
    <style:style style:name="T3" style:family="text">
      <style:text-properties fo:background-color="#fff200" loext:char-shading-value="0"/>
    </style:style>
    <style:style style:name="T4" style:family="text">
      <style:text-properties officeooo:rsid="00188322"/>
    </style:style>
    <style:style style:name="T5" style:family="text">
      <style:text-properties officeooo:rsid="001a241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5"><text:s text:c="4"/>• Todos los equipos pertenecientes a la red privada solamente deberán poder acceder a los servicios de Web y email (pop y smtp).</text:p>
      <text:p text:style-name="P5"/>
      <text:p text:style-name="P1">Sucursal 1</text:p>
      <text:p text:style-name="Standard"><text:span text:style-name="T1">$ </text:span>iptables –A FORWARD –s 10.0.1.0/24 –p tcp –-dport 80 –m state –state NEW –j ACCEPT</text:p>
      <text:p text:style-name="P1">ocupamos el mismo comando pero cambiamos el puerto por 443, 110, 25 y 995 </text:p>
      <text:p text:style-name="P1">Sucursal 2</text:p>
      <text:p text:style-name="P2"><text:span text:style-name="T1">$ </text:span>iptables –A FORWARD –s 10.0.<text:span text:style-name="T1">2</text:span>.0/24 –p tcp –-dport 80 –m state –state NEW –j ACCEPT</text:p>
      <text:p text:style-name="P1">ocupamos el mismo comando pero cambiamos el puerto por 443, 110, 25 y 995 </text:p>
      <text:p text:style-name="P1">Sucursal 3</text:p>
      <text:p text:style-name="P2"><text:span text:style-name="T1">$ </text:span>iptables –A FORWARD –s 10.0.<text:span text:style-name="T1">3</text:span>.0/24 –p tcp –-dport 80 –m state –state NEW –j ACCEPT</text:p>
      <text:p text:style-name="P1">ocupamos el mismo comando pero cambiamos el puerto por 443, 110, 25 y 995 </text:p>
      <text:p text:style-name="P1">Sucursal 4</text:p>
      <text:p text:style-name="P2"><text:span text:style-name="T1">$ </text:span>iptables –A FORWARD –s 10.0.<text:span text:style-name="T1">4</text:span>.0/24 –p tcp –-dport 80 –m state –state NEW –j ACCEPT</text:p>
      <text:p text:style-name="P1">ocupamos el mismo comando pero cambiamos el puerto por 443, 110, 25 y 995 </text:p>
      <text:p text:style-name="P1">Sucursal 5</text:p>
      <text:p text:style-name="P2"><text:span text:style-name="T1">$ </text:span>iptables –A FORWARD –s 10.0.<text:span text:style-name="T1">5</text:span>.0/24 –p tcp –-dport 80 –m state –state NEW –j ACCEPT</text:p>
      <text:p text:style-name="P1">ocupamos el mismo comando pero cambiamos el puerto por 443, 110, 25 y 995 </text:p>
      <text:p text:style-name="P1">Sucursal 6</text:p>
      <text:p text:style-name="P2"><text:span text:style-name="T1">$ </text:span>iptables –A FORWARD –s 10.0.<text:span text:style-name="T1">6</text:span>.0/24 –p tcp –-dport 80 –m state –state NEW –j ACCEPT</text:p>
      <text:p text:style-name="P1">ocupamos el mismo comando pero cambiamos el puerto por 443, 110, 25 y 995 </text:p>
      <text:p text:style-name="P2"/>
      <text:p text:style-name="Standard"><text:span text:style-name="T4">$ </text:span>iptables –A FORWARD -m state --state ESTABLISHED,RELATED -j ACCEPT</text:p>
      <text:p text:style-name="Standard"/>
      <text:p text:style-name="Standard"><text:s text:c="4"/><text:span text:style-name="T3">• Desde la red Wan no se debe poder acceder al router-firewall</text:span></text:p>
      <text:p text:style-name="Standard"/>
      <text:p text:style-name="P3">Nadie puede entrar al router: </text:p>
      <text:p text:style-name="Standard"><text:span text:style-name="T2">$ </text:span>iptables –P INPUT DROP </text:p>
      <text:p text:style-name="P3"/>
      <text:p text:style-name="P3">El router no puede enviar paquetes:</text:p>
      <text:p text:style-name="Standard"><text:span text:style-name="T2">$ </text:span>iptables –P OUTPUT DROP </text:p>
      <text:p text:style-name="P3"/>
      <text:p text:style-name="P3">No se redireccionará ningún paquete que pase por el router: </text:p>
      <text:p text:style-name="Standard"><text:span text:style-name="T2">$ </text:span>iptables –P FORWARD DROP </text:p>
      <text:p text:style-name="Standard"/>
      <text:p text:style-name="Standard"><text:s text:c="4"/><text:span text:style-name="T3">• Levantar un servidor de Web y un servidor DNS en una máquina de la red Interna.</text:span></text:p>
      <text:p text:style-name="P4"/>
      <text:p text:style-name="P4">Sucursal 1</text:p>
      <text:p text:style-name="Standard">El servidor web tendrá la IP 10.0.1.2</text:p>
      <text:p text:style-name="Standard">El servidor DNS tendrá la IP 10.0.1.3</text:p>
      <text:p text:style-name="P4">Sucursal 2</text:p>
      <text:p text:style-name="P3">El servidor web tendrá la IP 10.0.<text:span text:style-name="T2">2</text:span>.2</text:p>
      <text:p text:style-name="P3">El servidor DNS tendrá la IP 10.0.<text:span text:style-name="T2">2</text:span>.3</text:p>
      <text:p text:style-name="P4">Sucursal 3</text:p>
      <text:p text:style-name="P3">El servidor web tendrá la IP 10.0.<text:span text:style-name="T2">3</text:span>.2</text:p>
      <text:p text:style-name="P3">El servidor DNS tendrá la IP 10.0.<text:span text:style-name="T2">3</text:span>.3</text:p>
      <text:p text:style-name="P4">Sucursal 4</text:p>
      <text:p text:style-name="P3">El servidor web tendrá la IP 10.0.<text:span text:style-name="T2">4</text:span>.2</text:p>
      <text:p text:style-name="P3">El servidor DNS tendrá la IP 10.0.<text:span text:style-name="T2">4</text:span>.3</text:p>
      <text:p text:style-name="P4">Sucursal 5</text:p>
      <text:p text:style-name="P3">El servidor web tendrá la IP 10.0.<text:span text:style-name="T2">5</text:span>.2</text:p>
      <text:p text:style-name="P3">El servidor DNS tendrá la IP 10.0.<text:span text:style-name="T2">5</text:span>.3</text:p>
      <text:p text:style-name="P4">Sucursal 6</text:p>
      <text:p text:style-name="P3">El servidor web tendrá la IP 10.0.<text:span text:style-name="T2">6</text:span>.2</text:p>
      <text:p text:style-name="P3">El servidor DNS tendrá la IP 10.0.<text:span text:style-name="T2">6</text:span>.3</text:p>
      <text:p text:style-name="Standard"><text:soft-page-break/><text:s text:c="4"/><text:span text:style-name="T3">• Realizar un NAT de los puertos de los servidores (Web y DNS) en el Firewall hacia la red Interna.</text:span></text:p>
      <text:p text:style-name="Standard"/>
      <text:p text:style-name="P8"><text:span text:style-name="T5">Sucursal 1</text:span></text:p>
      <text:p text:style-name="P3"><text:span text:style-name="T5">$ </text:span>iptables -t nat -A PREROUTING -p tcp --dport 80 -i eth0 -j DNAT --to 10.0.1.2</text:p>
      <text:p text:style-name="P3"><text:span text:style-name="T5">$ </text:span>iptables -t nat -A PREROUTING -p tcp --dport 443 -i eth0 -j DNAT --to 10.0.1.2</text:p>
      <text:p text:style-name="P3"><text:span text:style-name="T5">$ </text:span>iptables -t nat -A PREROUTING -p udp --dport 53 -i eth0 -j DNAT --to 10.0.1.3</text:p>
      <text:p text:style-name="P9"/>
      <text:p text:style-name="P9">Sucursal 2</text:p>
      <text:p text:style-name="P8"><text:span text:style-name="T5">$ </text:span>iptables -t nat -A PREROUTING -p tcp --dport 80 -i eth0 -j DNAT --to 10.0.<text:span text:style-name="T5">2</text:span>.2</text:p>
      <text:p text:style-name="P8"><text:span text:style-name="T5">$ </text:span>iptables -t nat -A PREROUTING -p tcp --dport 443 -i eth0 -j DNAT --to 10.0.<text:span text:style-name="T5">2</text:span>.2</text:p>
      <text:p text:style-name="P8"><text:span text:style-name="T5">$ </text:span>iptables -t nat -A PREROUTING -p udp --dport 53 -i eth0 -j DNAT --to 10.0.<text:span text:style-name="T5">2</text:span>.3</text:p>
      <text:p text:style-name="P9"/>
      <text:p text:style-name="P9">Sucursal 3</text:p>
      <text:p text:style-name="P8"><text:span text:style-name="T5">$ </text:span>iptables -t nat -A PREROUTING -p tcp --dport 80 -i eth0 -j DNAT --to 10.0.<text:span text:style-name="T5">3</text:span>.2</text:p>
      <text:p text:style-name="P8"><text:span text:style-name="T5">$ </text:span>iptables -t nat -A PREROUTING -p tcp --dport 443 -i eth0 -j DNAT --to 10.0.<text:span text:style-name="T5">3</text:span>.2</text:p>
      <text:p text:style-name="P8"><text:span text:style-name="T5">$ </text:span>iptables -t nat -A PREROUTING -p udp --dport 53 -i eth0 -j DNAT --to 10.0.<text:span text:style-name="T5">3</text:span>.3</text:p>
      <text:p text:style-name="P9"/>
      <text:p text:style-name="P9">Sucursal 4</text:p>
      <text:p text:style-name="P8"><text:span text:style-name="T5">$ </text:span>iptables -t nat -A PREROUTING -p tcp --dport 80 -i eth0 -j DNAT --to 10.0.<text:span text:style-name="T5">4</text:span>.2</text:p>
      <text:p text:style-name="P8"><text:span text:style-name="T5">$ </text:span>iptables -t nat -A PREROUTING -p tcp --dport 443 -i eth0 -j DNAT --to 10.0.<text:span text:style-name="T5">4</text:span>.2</text:p>
      <text:p text:style-name="P8"><text:span text:style-name="T5">$ </text:span>iptables -t nat -A PREROUTING -p udp --dport 53 -i eth0 -j DNAT --to 10.0.<text:span text:style-name="T5">4</text:span>.3</text:p>
      <text:p text:style-name="P9"/>
      <text:p text:style-name="P9">Sucursal 5</text:p>
      <text:p text:style-name="P8"><text:span text:style-name="T5">$ </text:span>iptables -t nat -A PREROUTING -p tcp --dport 80 -i eth0 -j DNAT --to 10.0.<text:span text:style-name="T5">5</text:span>.2</text:p>
      <text:p text:style-name="P8"><text:span text:style-name="T5">$ </text:span>iptables -t nat -A PREROUTING -p tcp --dport 443 -i eth0 -j DNAT --to 10.0.<text:span text:style-name="T5">5</text:span>.2</text:p>
      <text:p text:style-name="P8"><text:span text:style-name="T5">$ </text:span>iptables -t nat -A PREROUTING -p udp --dport 53 -i eth0 -j DNAT --to 10.0.<text:span text:style-name="T5">5</text:span>.3</text:p>
      <text:p text:style-name="P9"/>
      <text:p text:style-name="P9">Sucursal 6</text:p>
      <text:p text:style-name="P8"><text:span text:style-name="T5">$ </text:span>iptables -t nat -A PREROUTING -p tcp --dport 80 -i eth0 -j DNAT --to 10.0.<text:span text:style-name="T5">5</text:span>.2</text:p>
      <text:p text:style-name="P8"><text:span text:style-name="T5">$ </text:span>iptables -t nat -A PREROUTING -p tcp --dport 443 -i eth0 -j DNAT --to 10.0.<text:span text:style-name="T5">5</text:span>.2</text:p>
      <text:p text:style-name="P8"><text:span text:style-name="T5">$ </text:span>iptables -t nat -A PREROUTING -p udp --dport 53 -i eth0 -j DNAT --to 10.0.<text:span text:style-name="T5">5</text:span>.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17:49:52.152507815</meta:creation-date>
    <meta:generator>LibreOffice/6.0.3.2$Linux_X86_64 LibreOffice_project/00m0$Build-2</meta:generator>
    <dc:date>2018-07-04T19:01:20.058301650</dc:date>
    <meta:editing-duration>PT30M20S</meta:editing-duration>
    <meta:editing-cycles>3</meta:editing-cycles>
    <meta:document-statistic meta:table-count="0" meta:image-count="0" meta:object-count="0" meta:page-count="2" meta:paragraph-count="71" meta:word-count="743" meta:character-count="3657" meta:non-whitespace-character-count="2995"/>
  </office:meta>
</office:document-meta>
</file>